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7.07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5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5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5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61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6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9"/>
          <table:covered-table-cell table:style-name="ce143"/>
          <table:covered-table-cell table:number-columns-repeated="2" table:style-name="ce29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9" table:number-columns-repeated="3"/>
          <table:table-cell table:style-name="ce151"/>
          <table:table-cell table:style-name="ce156"/>
          <table:table-cell table:style-name="ce164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45" office:value-type="string" calcext:value-type="string">
            <text:p>Clientes Comerciales:</text:p>
          </table:table-cell>
          <table:table-cell table:style-name="ce18"/>
          <table:table-cell table:style-name="ce19" table:number-columns-repeated="3"/>
          <table:table-cell table:style-name="ce152"/>
          <table:table-cell table:style-name="ce157"/>
          <table:table-cell table:style-name="ce140" office:value-type="string" office:string-value="Clientes Comerciales:" calcext:value-type="string">
            <text:p><text:s/>Clientes Comerciales: </text:p>
          </table:table-cell>
          <table:table-cell table:style-name="ce172"/>
          <table:table-cell table:style-name="ce17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703001" calcext:value-type="float">
            <text:p>101020703001 </text:p>
          </table:table-cell>
          <table:table-cell table:style-name="ce81" office:value-type="string" office:string-value="CUENTAS POR COBRAR SABELLA" calcext:value-type="string">
            <text:p><text:s/>CUENTAS POR COBRAR SABELLA </text:p>
          </table:table-cell>
          <table:table-cell table:style-name="ce26"/>
          <table:table-cell table:style-name="ce105" office:value-type="float" office:value="155432.18" calcext:value-type="float">
            <text:p>155,432</text:p>
          </table:table-cell>
          <table:table-cell table:style-name="ce106" table:number-columns-repeated="2"/>
          <table:table-cell table:style-name="ce105" table:formula="of:=[.D11]+[.E11]-[.F11]" office:value-type="float" office:value="155432.18" calcext:value-type="float">
            <text:p>155,432</text:p>
          </table:table-cell>
          <table:table-cell table:style-name="ce23" office:value-type="float" office:value="101020703001" calcext:value-type="float">
            <text:p>101020703001 </text:p>
          </table:table-cell>
          <table:table-cell table:style-name="ce81" office:value-type="string" office:string-value="CUENTAS POR COBRAR SABELLA" calcext:value-type="string">
            <text:p><text:s/>CUENTAS POR COBRAR SABELLA </text:p>
          </table:table-cell>
          <table:table-cell table:style-name="ce148" office:value-type="float" office:value="155431.04" calcext:value-type="float">
            <text:p>155,431</text:p>
          </table:table-cell>
          <table:table-cell table:style-name="ce158" table:formula="of:=+[.G11]-[.J11]" office:value-type="float" office:value="1.13999999998487" calcext:value-type="float">
            <text:p>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502001" calcext:value-type="float">
            <text:p>101020502001 </text:p>
          </table:table-cell>
          <table:table-cell table:style-name="ce81" office:value-type="string" office:string-value="CUENTAS POR COBRAR CLIENTES " calcext:value-type="string">
            <text:p><text:s/>CUENTAS POR COBRAR CLIENTES <text:s/></text:p>
          </table:table-cell>
          <table:table-cell table:style-name="ce34"/>
          <table:table-cell table:style-name="ce106" office:value-type="float" office:value="4868878.44" calcext:value-type="float">
            <text:p>4,868,878</text:p>
          </table:table-cell>
          <table:table-cell table:style-name="ce106" table:number-columns-repeated="2"/>
          <table:table-cell table:style-name="ce105" table:formula="of:=[.D12]+[.E12]-[.F12]" office:value-type="float" office:value="4868878.44" calcext:value-type="float">
            <text:p>4,868,878</text:p>
          </table:table-cell>
          <table:table-cell table:style-name="ce23" office:value-type="float" office:value="101020502001" calcext:value-type="float">
            <text:p>101020502001 </text:p>
          </table:table-cell>
          <table:table-cell table:style-name="ce81" office:value-type="string" office:string-value="CUENTAS POR COBRAR CLIENTES " calcext:value-type="string">
            <text:p><text:s/>CUENTAS POR COBRAR CLIENTES <text:s/></text:p>
          </table:table-cell>
          <table:table-cell table:style-name="ce106" office:value-type="float" office:value="3837675.72" calcext:value-type="float">
            <text:p>3,837,676</text:p>
          </table:table-cell>
          <table:table-cell table:style-name="ce158" table:formula="of:=+[.G12]-[.J12]" office:value-type="float" office:value="1031202.72" calcext:value-type="float">
            <text:p>1,031,20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502" calcext:value-type="float">
            <text:p>101020502 </text:p>
          </table:table-cell>
          <table:table-cell table:style-name="ce81" office:value-type="string" office:string-value="CUENTAS POR COBRAR CLIENTES DEL EXTERIOR" calcext:value-type="string">
            <text:p><text:s/>CUENTAS POR COBRAR CLIENTES DEL EXTERIOR 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3]+[.E13]-[.F13]" office:value-type="float" office:value="0" calcext:value-type="float">
            <text:p>0</text:p>
          </table:table-cell>
          <table:table-cell table:style-name="ce23" office:value-type="float" office:value="101020502" calcext:value-type="float">
            <text:p>101020502 </text:p>
          </table:table-cell>
          <table:table-cell table:style-name="ce81" office:value-type="string" office:string-value="CUENTAS POR COBRAR CLIENTES DEL EXTERIOR" calcext:value-type="string">
            <text:p><text:s/>CUENTAS POR COBRAR CLIENTES DEL EXTERIOR </text:p>
          </table:table-cell>
          <table:table-cell table:style-name="ce106" office:value-type="float" office:value="416563.13" calcext:value-type="float">
            <text:p>416,563</text:p>
          </table:table-cell>
          <table:table-cell table:style-name="ce158" table:formula="of:=+[.G13]-[.J13]" office:value-type="float" office:value="-416563.13" calcext:value-type="float">
            <text:p>-416,56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502002" calcext:value-type="float">
            <text:p>101020502002 </text:p>
          </table:table-cell>
          <table:table-cell table:style-name="ce81" office:value-type="string" office:string-value="DOCUMENTO DE CLIENTES ( CH P/F)" calcext:value-type="string">
            <text:p><text:s/>DOCUMENTO DE CLIENTES ( CH P/F) </text:p>
          </table:table-cell>
          <table:table-cell table:style-name="ce34"/>
          <table:table-cell table:style-name="ce106" office:value-type="float" office:value="79557.55" calcext:value-type="float">
            <text:p>79,558</text:p>
          </table:table-cell>
          <table:table-cell table:style-name="ce106" table:number-columns-repeated="2"/>
          <table:table-cell table:style-name="ce105" table:formula="of:=[.D14]+[.E14]-[.F14]" office:value-type="float" office:value="79557.55" calcext:value-type="float">
            <text:p>79,558</text:p>
          </table:table-cell>
          <table:table-cell table:style-name="ce23" office:value-type="float" office:value="101020502002" calcext:value-type="float">
            <text:p>101020502002 </text:p>
          </table:table-cell>
          <table:table-cell table:style-name="ce81" office:value-type="string" office:string-value="DOCUMENTO DE CLIENTES ( CH P/F)" calcext:value-type="string">
            <text:p><text:s/>DOCUMENTO DE CLIENTES ( CH P/F) </text:p>
          </table:table-cell>
          <table:table-cell table:style-name="ce106" office:value-type="float" office:value="211348.94" calcext:value-type="float">
            <text:p>211,349</text:p>
          </table:table-cell>
          <table:table-cell table:style-name="ce158" table:formula="of:=+[.G14]-[.J14]" office:value-type="float" office:value="-131791.39" calcext:value-type="float">
            <text:p>-131,79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1"/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81"/>
          <table:table-cell table:style-name="ce10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901001" calcext:value-type="string">
            <text:p><text:s/>101020901001 </text:p>
          </table:table-cell>
          <table:table-cell table:style-name="ce31" office:value-type="string" office:string-value="(-) PROVISION DE CUENTAS INCOBRABLES                                  " calcext:value-type="string">
            <text:p><text:s/>(-) PROVISION DE CUENTAS INCOBRABLES <text:s text:c="34"/></text:p>
          </table:table-cell>
          <table:table-cell table:style-name="ce34"/>
          <table:table-cell table:style-name="ce106" office:value-type="float" office:value="-198742.49" calcext:value-type="float">
            <text:p>-198,742</text:p>
          </table:table-cell>
          <table:table-cell table:style-name="ce106" table:number-columns-repeated="2"/>
          <table:table-cell table:style-name="ce105" table:formula="of:=[.D16]+[.E16]-[.F16]" office:value-type="float" office:value="-198742.49" calcext:value-type="float">
            <text:p>-198,742</text:p>
          </table:table-cell>
          <table:table-cell table:style-name="ce23" office:value-type="string" office:string-value="101020901001" calcext:value-type="string">
            <text:p><text:s/>101020901001 </text:p>
          </table:table-cell>
          <table:table-cell table:style-name="ce31" office:value-type="string" office:string-value="(-) PROVISION DE CUENTAS INCOBRABLES                                  " calcext:value-type="string">
            <text:p><text:s/>(-) PROVISION DE CUENTAS INCOBRABLES <text:s text:c="34"/></text:p>
          </table:table-cell>
          <table:table-cell table:style-name="ce106" office:value-type="float" office:value="-198742.49" calcext:value-type="float">
            <text:p>-198,742</text:p>
          </table:table-cell>
          <table:table-cell table:style-name="ce158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1"/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81"/>
          <table:table-cell table:style-name="ce10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62" office:value-type="string" office:string-value="Anticipos a Proveedores:" calcext:value-type="string">
            <text:p><text:s/>Anticipos a Proveedores: 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62" office:value-type="string" office:string-value="Anticipos a Proveedores:" calcext:value-type="string">
            <text:p><text:s/>Anticipos a Proveedores: </text:p>
          </table:table-cell>
          <table:table-cell table:style-name="ce10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801002" calcext:value-type="string">
            <text:p><text:s/>101020801002 </text:p>
          </table:table-cell>
          <table:table-cell table:style-name="ce81" office:value-type="string" office:string-value="ANTICIPO PROVEEDORES LOCALES" calcext:value-type="string">
            <text:p><text:s/>ANTICIPO PROVEEDORES LOCALES </text:p>
          </table:table-cell>
          <table:table-cell table:style-name="ce34"/>
          <table:table-cell table:style-name="ce106" office:value-type="float" office:value="92894.97" calcext:value-type="float">
            <text:p>92,895</text:p>
          </table:table-cell>
          <table:table-cell table:style-name="ce106" table:number-columns-repeated="2"/>
          <table:table-cell table:style-name="ce105" table:formula="of:=[.D19]+[.E19]-[.F19]" office:value-type="float" office:value="92894.97" calcext:value-type="float">
            <text:p>92,895</text:p>
          </table:table-cell>
          <table:table-cell table:style-name="ce23" office:value-type="string" office:string-value="101020801002" calcext:value-type="string">
            <text:p><text:s/>101020801002 </text:p>
          </table:table-cell>
          <table:table-cell table:style-name="ce81" office:value-type="string" office:string-value="ANTICIPO PROVEEDORES LOCALES" calcext:value-type="string">
            <text:p><text:s/>ANTICIPO PROVEEDORES LOCALES </text:p>
          </table:table-cell>
          <table:table-cell table:style-name="ce106" office:value-type="float" office:value="74205.9" calcext:value-type="float">
            <text:p>74,206</text:p>
          </table:table-cell>
          <table:table-cell table:style-name="ce158" table:formula="of:=+[.G19]-[.J19]" office:value-type="float" office:value="18689.07" calcext:value-type="float">
            <text:p>18,68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801003" calcext:value-type="string">
            <text:p><text:s/>101020801003 </text:p>
          </table:table-cell>
          <table:table-cell table:style-name="ce81" office:value-type="string" office:string-value="ANTICIPO PROVEEDORES DEL EXTERIOR" calcext:value-type="string">
            <text:p><text:s/>ANTICIPO PROVEEDORES DEL EXTERIOR </text:p>
          </table:table-cell>
          <table:table-cell table:style-name="ce34"/>
          <table:table-cell table:style-name="ce106" office:value-type="float" office:value="1124020.53" calcext:value-type="float">
            <text:p>1,124,021</text:p>
          </table:table-cell>
          <table:table-cell table:style-name="ce106" table:number-columns-repeated="2"/>
          <table:table-cell table:style-name="ce105" table:formula="of:=[.D20]+[.E20]-[.F20]" office:value-type="float" office:value="1124020.53" calcext:value-type="float">
            <text:p>1,124,021</text:p>
          </table:table-cell>
          <table:table-cell table:style-name="ce23" office:value-type="string" office:string-value="101020801003" calcext:value-type="string">
            <text:p><text:s/>101020801003 </text:p>
          </table:table-cell>
          <table:table-cell table:style-name="ce81" office:value-type="string" office:string-value="ANTICIPO PROVEEDORES DEL EXTERIOR" calcext:value-type="string">
            <text:p><text:s/>ANTICIPO PROVEEDORES DEL EXTERIOR </text:p>
          </table:table-cell>
          <table:table-cell table:style-name="ce106" office:value-type="float" office:value="506" calcext:value-type="float">
            <text:p>506</text:p>
          </table:table-cell>
          <table:table-cell table:style-name="ce158" table:formula="of:=+[.G20]-[.J20]" office:value-type="float" office:value="1123514.53" calcext:value-type="float">
            <text:p>1,123,51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62"/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62"/>
          <table:table-cell table:style-name="ce10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62" office:value-type="string" office:string-value="Anticipo a Empleados:" calcext:value-type="string">
            <text:p><text:s/>Anticipo a Empleados: 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62" office:value-type="string" office:string-value="Anticipo a Empleados:" calcext:value-type="string">
            <text:p><text:s/>Anticipo a Empleados: </text:p>
          </table:table-cell>
          <table:table-cell table:style-name="ce106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803010" calcext:value-type="float">
            <text:p>101020803010 </text:p>
          </table:table-cell>
          <table:table-cell table:style-name="ce81" office:value-type="string" office:string-value="Anticipo movilización" calcext:value-type="string">
            <text:p><text:s/>Anticipo movilización 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3]+[.E23]-[.F23]" office:value-type="float" office:value="0" calcext:value-type="float">
            <text:p>0</text:p>
          </table:table-cell>
          <table:table-cell table:style-name="ce23" office:value-type="float" office:value="101020803010" calcext:value-type="float">
            <text:p>101020803010 </text:p>
          </table:table-cell>
          <table:table-cell table:style-name="ce81" office:value-type="string" office:string-value="Anticipo movilización                    " calcext:value-type="string">
            <text:p><text:s/>Anticipo movilización <text:s text:c="20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803001" calcext:value-type="float">
            <text:p>101020803001 </text:p>
          </table:table-cell>
          <table:table-cell table:style-name="ce81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34"/>
          <table:table-cell table:style-name="ce106" office:value-type="float" office:value="-0.01" calcext:value-type="float">
            <text:p>0</text:p>
          </table:table-cell>
          <table:table-cell table:style-name="ce106" table:number-columns-repeated="2"/>
          <table:table-cell table:style-name="ce105" table:formula="of:=[.D24]+[.E24]-[.F24]" office:value-type="float" office:value="-0.01" calcext:value-type="float">
            <text:p>0</text:p>
          </table:table-cell>
          <table:table-cell table:style-name="ce23" office:value-type="float" office:value="101020803001" calcext:value-type="float">
            <text:p>101020803001 </text:p>
          </table:table-cell>
          <table:table-cell table:style-name="ce81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704001" calcext:value-type="float">
            <text:p>101020704001 </text:p>
          </table:table-cell>
          <table:table-cell table:style-name="ce81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5]+[.E25]-[.F25]" office:value-type="float" office:value="0" calcext:value-type="float">
            <text:p>0</text:p>
          </table:table-cell>
          <table:table-cell table:style-name="ce23" office:value-type="float" office:value="101020704001" calcext:value-type="float">
            <text:p>101020704001 </text:p>
          </table:table-cell>
          <table:table-cell table:style-name="ce81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704005" calcext:value-type="string">
            <text:p><text:s/>101020704005 </text:p>
          </table:table-cell>
          <table:table-cell table:style-name="ce81" office:value-type="string" office:string-value="ANTICIPO UTILIDADES " calcext:value-type="string">
            <text:p><text:s/>ANTICIPO UTILIDADES <text:s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6]+[.E26]-[.F26]" office:value-type="float" office:value="0" calcext:value-type="float">
            <text:p>0</text:p>
          </table:table-cell>
          <table:table-cell table:style-name="ce23" office:value-type="string" office:string-value="101020704005" calcext:value-type="string">
            <text:p><text:s/>101020704005 </text:p>
          </table:table-cell>
          <table:table-cell table:style-name="ce81" office:value-type="string" office:string-value="ANTICIPO UTILIDADES " calcext:value-type="string">
            <text:p><text:s/>ANTICIPO UTILIDADES <text:s/></text:p>
          </table:table-cell>
          <table:table-cell table:style-name="ce106" office:value-type="float" office:value="430" calcext:value-type="float">
            <text:p>430</text:p>
          </table:table-cell>
          <table:table-cell table:style-name="ce158" table:formula="of:=+[.G26]-[.J26]" office:value-type="float" office:value="-430" calcext:value-type="float">
            <text:p>-4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704003" calcext:value-type="float">
            <text:p>101020704003 </text:p>
          </table:table-cell>
          <table:table-cell table:style-name="ce81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34"/>
          <table:table-cell table:style-name="ce106" office:value-type="float" office:value="600" calcext:value-type="float">
            <text:p>600</text:p>
          </table:table-cell>
          <table:table-cell table:style-name="ce106" table:number-columns-repeated="2"/>
          <table:table-cell table:style-name="ce105" table:formula="of:=[.D27]+[.E27]-[.F27]" office:value-type="float" office:value="600" calcext:value-type="float">
            <text:p>600</text:p>
          </table:table-cell>
          <table:table-cell table:style-name="ce23" office:value-type="float" office:value="101020704003" calcext:value-type="float">
            <text:p>101020704003 </text:p>
          </table:table-cell>
          <table:table-cell table:style-name="ce81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704004" calcext:value-type="float">
            <text:p>101020704004 </text:p>
          </table:table-cell>
          <table:table-cell table:style-name="ce81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8]+[.E28]-[.F28]" office:value-type="float" office:value="0" calcext:value-type="float">
            <text:p>0</text:p>
          </table:table-cell>
          <table:table-cell table:style-name="ce23" office:value-type="float" office:value="101020704004" calcext:value-type="float">
            <text:p>101020704004 </text:p>
          </table:table-cell>
          <table:table-cell table:style-name="ce81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704006" calcext:value-type="float">
            <text:p>101020704006 </text:p>
          </table:table-cell>
          <table:table-cell table:style-name="ce81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9]+[.E29]-[.F29]" office:value-type="float" office:value="0" calcext:value-type="float">
            <text:p>0</text:p>
          </table:table-cell>
          <table:table-cell table:style-name="ce23" office:value-type="float" office:value="101020704006" calcext:value-type="float">
            <text:p>101020704006 </text:p>
          </table:table-cell>
          <table:table-cell table:style-name="ce81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704007" calcext:value-type="string">
            <text:p><text:s/>101020704007 </text:p>
          </table:table-cell>
          <table:table-cell table:style-name="ce81" office:value-type="string" office:string-value="OTROS CARGOS POR MULTA" calcext:value-type="string">
            <text:p><text:s/>OTROS CARGOS POR MULTA </text:p>
          </table:table-cell>
          <table:table-cell table:style-name="ce34"/>
          <table:table-cell table:style-name="ce106" office:value-type="float" office:value="1331.13" calcext:value-type="float">
            <text:p>1,331</text:p>
          </table:table-cell>
          <table:table-cell table:style-name="ce106" table:number-columns-repeated="2"/>
          <table:table-cell table:style-name="ce105" table:formula="of:=[.D30]+[.E30]-[.F30]" office:value-type="float" office:value="1331.13" calcext:value-type="float">
            <text:p>1,331</text:p>
          </table:table-cell>
          <table:table-cell table:style-name="ce23" office:value-type="string" office:string-value="101020704007" calcext:value-type="string">
            <text:p><text:s/>101020704007 </text:p>
          </table:table-cell>
          <table:table-cell table:style-name="ce81" office:value-type="string" office:string-value="OTROS CARGOS POR MULTA" calcext:value-type="string">
            <text:p><text:s/>OTROS CARGOS POR MULTA </text:p>
          </table:table-cell>
          <table:table-cell table:style-name="ce106" office:value-type="float" office:value="718.65" calcext:value-type="float">
            <text:p>719</text:p>
          </table:table-cell>
          <table:table-cell table:style-name="ce158" table:formula="of:=+[.G30]-[.J30]" office:value-type="float" office:value="612.48" calcext:value-type="float">
            <text:p>61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704002" calcext:value-type="string">
            <text:p><text:s/>101020704002 </text:p>
          </table:table-cell>
          <table:table-cell table:style-name="ce81" office:value-type="string" office:string-value="PRESTAMOS EMPLEADOS" calcext:value-type="string">
            <text:p><text:s/>PRESTAMOS EMPLEADOS </text:p>
          </table:table-cell>
          <table:table-cell table:style-name="ce34"/>
          <table:table-cell table:style-name="ce106" office:value-type="float" office:value="18947.44" calcext:value-type="float">
            <text:p>18,947</text:p>
          </table:table-cell>
          <table:table-cell table:style-name="ce106" table:number-columns-repeated="2"/>
          <table:table-cell table:style-name="ce105" table:formula="of:=[.D31]+[.E31]-[.F31]" office:value-type="float" office:value="18947.44" calcext:value-type="float">
            <text:p>18,947</text:p>
          </table:table-cell>
          <table:table-cell table:style-name="ce23" office:value-type="string" office:string-value="101020704002" calcext:value-type="string">
            <text:p><text:s/>101020704002 </text:p>
          </table:table-cell>
          <table:table-cell table:style-name="ce81" office:value-type="string" office:string-value="PRESTAMOS EMPLEADOS" calcext:value-type="string">
            <text:p><text:s/>PRESTAMOS EMPLEADOS </text:p>
          </table:table-cell>
          <table:table-cell table:style-name="ce106" office:value-type="float" office:value="22174.22" calcext:value-type="float">
            <text:p>22,174</text:p>
          </table:table-cell>
          <table:table-cell table:style-name="ce158" table:formula="of:=+[.G31]-[.J31]" office:value-type="float" office:value="-3226.78" calcext:value-type="float">
            <text:p>-3,22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 table:number-columns-repeated="11"/>
          <table:table-cell table:style-name="Default" table:number-columns-repeated="1013"/>
        </table:table-row>
        <table:table-row table:style-name="ro2">
          <table:table-cell table:style-name="ce24"/>
          <table:table-cell table:style-name="ce77" office:value-type="string" calcext:value-type="string">
            <text:p>Otros:</text:p>
          </table:table-cell>
          <table:table-cell table:style-name="ce24" table:number-columns-repeated="6"/>
          <table:table-cell table:style-name="ce77" office:value-type="string" calcext:value-type="string">
            <text:p>Otros:</text:p>
          </table:table-cell>
          <table:table-cell table:style-name="ce24" table:number-columns-repeated="2"/>
          <table:table-cell table:style-name="Default" table:number-columns-repeated="1013"/>
        </table:table-row>
        <table:table-row table:style-name="ro2">
          <table:table-cell table:style-name="ce23" office:value-type="string" office:string-value="101020803007" calcext:value-type="string">
            <text:p><text:s/>101020803007 </text:p>
          </table:table-cell>
          <table:table-cell table:style-name="ce81" office:value-type="string" office:string-value="ANTICIPO CUENTAS POR RENDIR" calcext:value-type="string">
            <text:p><text:s/>ANTICIPO CUENTAS POR RENDIR </text:p>
          </table:table-cell>
          <table:table-cell table:style-name="ce34"/>
          <table:table-cell table:style-name="ce106" office:value-type="float" office:value="90536.4" calcext:value-type="float">
            <text:p>90,536</text:p>
          </table:table-cell>
          <table:table-cell table:style-name="ce106" table:number-columns-repeated="2"/>
          <table:table-cell table:style-name="ce105" table:formula="of:=[.D34]+[.E34]-[.F34]" office:value-type="float" office:value="90536.4" calcext:value-type="float">
            <text:p>90,536</text:p>
          </table:table-cell>
          <table:table-cell table:style-name="ce23" office:value-type="string" office:string-value="101020803007" calcext:value-type="string">
            <text:p><text:s/>101020803007 </text:p>
          </table:table-cell>
          <table:table-cell table:style-name="ce81" office:value-type="string" office:string-value="ANTICIPO CUENTAS POR RENDIR" calcext:value-type="string">
            <text:p><text:s/>ANTICIPO CUENTAS POR RENDIR </text:p>
          </table:table-cell>
          <table:table-cell table:style-name="ce106" office:value-type="float" office:value="139971.11" calcext:value-type="float">
            <text:p>139,971</text:p>
          </table:table-cell>
          <table:table-cell table:style-name="ce158" table:formula="of:=+[.G34]-[.J34]" office:value-type="float" office:value="-49434.71" calcext:value-type="float">
            <text:p>-49,43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803004" calcext:value-type="string">
            <text:p><text:s/>101020803004 </text:p>
          </table:table-cell>
          <table:table-cell table:style-name="ce81" office:value-type="string" office:string-value="CUENTAS POR COBRAR IESS" calcext:value-type="string">
            <text:p><text:s/>CUENTAS POR COBRAR IESS </text:p>
          </table:table-cell>
          <table:table-cell table:style-name="ce34"/>
          <table:table-cell table:style-name="ce106" office:value-type="float" office:value="290.73" calcext:value-type="float">
            <text:p>291</text:p>
          </table:table-cell>
          <table:table-cell table:style-name="ce106" table:number-columns-repeated="2"/>
          <table:table-cell table:style-name="ce105" table:formula="of:=[.D35]+[.E35]-[.F35]" office:value-type="float" office:value="290.73" calcext:value-type="float">
            <text:p>291</text:p>
          </table:table-cell>
          <table:table-cell table:style-name="ce23" office:value-type="string" office:string-value="101020803004" calcext:value-type="string">
            <text:p><text:s/>101020803004 </text:p>
          </table:table-cell>
          <table:table-cell table:style-name="ce81" office:value-type="string" office:string-value="CUENTAS POR COBRAR IESS" calcext:value-type="string">
            <text:p><text:s/>CUENTAS POR COBRAR IESS </text:p>
          </table:table-cell>
          <table:table-cell table:style-name="ce106" office:value-type="float" office:value="86.08" calcext:value-type="float">
            <text:p>86</text:p>
          </table:table-cell>
          <table:table-cell table:style-name="ce158" table:formula="of:=+[.G35]-[.J35]" office:value-type="float" office:value="204.65" calcext:value-type="float">
            <text:p>2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803005" calcext:value-type="string">
            <text:p><text:s/>101020803005 </text:p>
          </table:table-cell>
          <table:table-cell table:style-name="ce81" office:value-type="string" office:string-value="CUENTAS POR LIQUIDAR" calcext:value-type="string">
            <text:p><text:s/>CUENTAS POR LIQUIDAR </text:p>
          </table:table-cell>
          <table:table-cell table:style-name="ce34"/>
          <table:table-cell table:style-name="ce106" office:value-type="float" office:value="50216.59" calcext:value-type="float">
            <text:p>50,217</text:p>
          </table:table-cell>
          <table:table-cell table:style-name="ce106" table:number-columns-repeated="2"/>
          <table:table-cell table:style-name="ce105" table:formula="of:=[.D36]+[.E36]-[.F36]" office:value-type="float" office:value="50216.59" calcext:value-type="float">
            <text:p>50,217</text:p>
          </table:table-cell>
          <table:table-cell table:style-name="ce23" office:value-type="string" office:string-value="101020803005" calcext:value-type="string">
            <text:p><text:s/>101020803005 </text:p>
          </table:table-cell>
          <table:table-cell table:style-name="ce81" office:value-type="string" office:string-value="CUENTAS POR LIQUIDAR" calcext:value-type="string">
            <text:p><text:s/>CUENTAS POR LIQUIDAR </text:p>
          </table:table-cell>
          <table:table-cell table:style-name="ce106" office:value-type="float" office:value="12112" calcext:value-type="float">
            <text:p>12,112</text:p>
          </table:table-cell>
          <table:table-cell table:style-name="ce158" table:formula="of:=+[.G36]-[.J36]" office:value-type="float" office:value="38104.59" calcext:value-type="float">
            <text:p>38,1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string" office:string-value="101020803009" calcext:value-type="string">
            <text:p><text:s/>101020803009 </text:p>
          </table:table-cell>
          <table:table-cell table:style-name="ce81" office:value-type="string" office:string-value="DEUDORES VARIOS " calcext:value-type="string">
            <text:p><text:s/>DEUDORES VARIOS <text:s/></text:p>
          </table:table-cell>
          <table:table-cell table:style-name="ce34"/>
          <table:table-cell table:style-name="ce106" office:value-type="float" office:value="16405.31" calcext:value-type="float">
            <text:p>16,405</text:p>
          </table:table-cell>
          <table:table-cell table:style-name="ce106" table:number-columns-repeated="2"/>
          <table:table-cell table:style-name="ce105" table:formula="of:=[.D37]+[.E37]-[.F37]" office:value-type="float" office:value="16405.31" calcext:value-type="float">
            <text:p>16,405</text:p>
          </table:table-cell>
          <table:table-cell table:style-name="ce23" office:value-type="string" office:string-value="101020803009" calcext:value-type="string">
            <text:p><text:s/>101020803009 </text:p>
          </table:table-cell>
          <table:table-cell table:style-name="ce81" office:value-type="string" office:string-value="DEUDORES VARIOS " calcext:value-type="string">
            <text:p><text:s/>DEUDORES VARIOS <text:s/></text:p>
          </table:table-cell>
          <table:table-cell table:style-name="ce106" office:value-type="float" office:value="16405.31" calcext:value-type="float">
            <text:p>16,405</text:p>
          </table:table-cell>
          <table:table-cell table:style-name="ce158" table:formula="of:=+[.G37]-[.J3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 office:value-type="float" office:value="101020503001" calcext:value-type="float">
            <text:p>101020503001 </text:p>
          </table:table-cell>
          <table:table-cell table:style-name="ce81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34"/>
          <table:table-cell table:style-name="ce106" office:value-type="float" office:value="1930.2" calcext:value-type="float">
            <text:p>1,930</text:p>
          </table:table-cell>
          <table:table-cell table:style-name="ce106" table:number-columns-repeated="2"/>
          <table:table-cell table:style-name="ce105" table:formula="of:=[.D38]+[.E38]-[.F38]" office:value-type="float" office:value="1930.2" calcext:value-type="float">
            <text:p>1,930</text:p>
          </table:table-cell>
          <table:table-cell table:style-name="ce23" office:value-type="float" office:value="101020503001" calcext:value-type="float">
            <text:p>101020503001 </text:p>
          </table:table-cell>
          <table:table-cell table:style-name="ce81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106" office:value-type="float" office:value="0" calcext:value-type="float">
            <text:p>0</text:p>
          </table:table-cell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7"/>
          <table:table-cell table:style-name="ce78" table:number-columns-repeated="2"/>
          <table:table-cell table:style-name="ce149" table:number-columns-repeated="3"/>
          <table:table-cell table:style-name="ce153"/>
          <table:table-cell table:style-name="ce161"/>
          <table:table-cell table:style-name="ce166"/>
          <table:table-cell table:style-name="ce149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8" table:formula="of:=SUM([.D9:.D39])" office:value-type="float" office:value="6302298.97" calcext:value-type="float">
            <text:p>6,302,299</text:p>
          </table:table-cell>
          <table:table-cell table:style-name="ce108" table:formula="of:=SUM([.E9:.E39])" office:value-type="float" office:value="0" calcext:value-type="float">
            <text:p>0</text:p>
          </table:table-cell>
          <table:table-cell table:style-name="ce108" table:formula="of:=SUM([.F9:.F39])" office:value-type="float" office:value="0" calcext:value-type="float">
            <text:p>0</text:p>
          </table:table-cell>
          <table:table-cell table:style-name="ce108" table:formula="of:=SUM([.G9:.G39])" office:value-type="float" office:value="6302298.97" calcext:value-type="float">
            <text:p>6,302,299</text:p>
          </table:table-cell>
          <table:table-cell table:style-name="ce41" table:number-columns-repeated="2"/>
          <table:table-cell table:style-name="ce108" table:formula="of:=SUM([.J9:.J39])" office:value-type="float" office:value="4688885.61" calcext:value-type="float">
            <text:p>4,688,886</text:p>
          </table:table-cell>
          <table:table-cell table:style-name="ce160" table:formula="of:=SUM([.K9:.K39])" office:value-type="float" office:value="1610883.17" calcext:value-type="float">
            <text:p>1,610,883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9" table:number-columns-repeated="12"/>
          <table:table-cell table:number-columns-repeated="1012"/>
        </table:table-row>
        <table:table-row table:style-name="ro2">
          <table:table-cell table:style-name="ce29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54" table:number-columns-repeated="2"/>
          <table:table-cell table:style-name="ce55"/>
          <table:table-cell table:style-name="ce56"/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0" office:value-type="string" calcext:value-type="string">
            <text:p>Comerciales: </text:p>
          </table:table-cell>
          <table:table-cell table:style-name="ce57"/>
          <table:table-cell table:style-name="ce58" table:number-columns-repeated="2"/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1" office:value-type="string" calcext:value-type="string">
            <text:p>Clientes</text:p>
          </table:table-cell>
          <table:table-cell table:style-name="ce57"/>
          <table:table-cell table:style-name="ce114" table:formula="of:=[.G12]+[.G13]" office:value-type="float" office:value="4868878.44" calcext:value-type="float">
            <text:p>4,868,878</text:p>
          </table:table-cell>
          <table:table-cell table:style-name="ce114" table:formula="of:=[.J12]+[.J13]" office:value-type="float" office:value="4254238.85" calcext:value-type="float">
            <text:p>4,254,239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1" office:value-type="string" calcext:value-type="string">
            <text:p>Deudores Cheques</text:p>
          </table:table-cell>
          <table:table-cell table:style-name="ce57"/>
          <table:table-cell table:style-name="ce114" table:formula="of:=[.G14]" office:value-type="float" office:value="79557.55" calcext:value-type="float">
            <text:p>79,558</text:p>
          </table:table-cell>
          <table:table-cell table:style-name="ce114" table:formula="of:=[.J14]" office:value-type="float" office:value="211348.94" calcext:value-type="float">
            <text:p>211,349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1" office:value-type="string" calcext:value-type="string">
            <text:p>Deterioro de Cuentas por Cobrar</text:p>
          </table:table-cell>
          <table:table-cell table:style-name="ce57"/>
          <table:table-cell table:style-name="ce114" table:formula="of:=[.G16]" office:value-type="float" office:value="-198742.49" calcext:value-type="float">
            <text:p>-198,742</text:p>
          </table:table-cell>
          <table:table-cell table:style-name="ce114" table:formula="of:=[.J16]" office:value-type="float" office:value="-198742.49" calcext:value-type="float">
            <text:p>-198,742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54" office:value-type="string" calcext:value-type="string">
            <text:p>Subtotal</text:p>
          </table:table-cell>
          <table:table-cell table:style-name="ce94"/>
          <table:table-cell table:style-name="ce116" table:formula="of:=+SUM([.D45:.D48])" office:value-type="float" office:value="4749693.5" calcext:value-type="float">
            <text:p>4,749,694</text:p>
          </table:table-cell>
          <table:table-cell table:style-name="ce126" table:formula="of:=+SUM([.E45:.E48])" office:value-type="float" office:value="4266845.3" calcext:value-type="float">
            <text:p>4,266,845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54"/>
          <table:table-cell table:style-name="ce94"/>
          <table:table-cell table:style-name="ce117" table:number-columns-repeated="2"/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54" office:value-type="string" calcext:value-type="string">
            <text:p>Otras Cuentas por Cobrar</text:p>
          </table:table-cell>
          <table:table-cell table:style-name="ce94"/>
          <table:table-cell table:style-name="ce117" table:number-columns-repeated="2"/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2" office:value-type="string" calcext:value-type="string">
            <text:p>Compañías Relacionadas</text:p>
          </table:table-cell>
          <table:table-cell table:style-name="ce94"/>
          <table:table-cell table:style-name="ce118" table:formula="of:=[.G11]" office:value-type="float" office:value="155432.18" calcext:value-type="float">
            <text:p>155,432</text:p>
          </table:table-cell>
          <table:table-cell table:style-name="ce118" table:formula="of:=[.J11]" office:value-type="float" office:value="155431.04" calcext:value-type="float">
            <text:p>155,431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2" office:value-type="string" calcext:value-type="string">
            <text:p>Anticipo a proveedores</text:p>
          </table:table-cell>
          <table:table-cell table:style-name="ce94"/>
          <table:table-cell table:style-name="ce118" table:formula="of:=[.G19]+[.G20]" office:value-type="float" office:value="1216915.5" calcext:value-type="float">
            <text:p>1,216,916</text:p>
          </table:table-cell>
          <table:table-cell table:style-name="ce118" table:formula="of:=[.J19]+[.J20]" office:value-type="float" office:value="74711.9" calcext:value-type="float">
            <text:p>74,712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2" office:value-type="string" calcext:value-type="string">
            <text:p>Empleados</text:p>
          </table:table-cell>
          <table:table-cell table:style-name="ce94"/>
          <table:table-cell table:style-name="ce118" table:formula="of:=[.G23]+[.G24]+[.G25]+[.G26]+[.G27]+[.G28]+[.G29]+[.G31]+[.G30]" office:value-type="float" office:value="20878.56" calcext:value-type="float">
            <text:p>20,879</text:p>
          </table:table-cell>
          <table:table-cell table:style-name="ce118" table:formula="of:=[.J23]+[.J24]+[.J25]+[.J26]+[.J27]+[.J28]+[.J29]+[.J31]+[.J30]" office:value-type="float" office:value="23322.87" calcext:value-type="float">
            <text:p>23,323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3" office:value-type="string" calcext:value-type="string">
            <text:p>Otros</text:p>
          </table:table-cell>
          <table:table-cell table:style-name="ce54"/>
          <table:table-cell table:style-name="ce118" table:formula="of:=[.G34]+[.G35]+[.G36]+[.G37]+[.G38]" office:value-type="float" office:value="159379.23" calcext:value-type="float">
            <text:p>159,379</text:p>
          </table:table-cell>
          <table:table-cell table:style-name="ce127" table:formula="of:=[.J34]+[.J35]+[.J36]+[.J37]+[.J38]" office:value-type="float" office:value="168574.5" calcext:value-type="float">
            <text:p>168,575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4" office:value-type="string" calcext:value-type="string">
            <text:p>Subtotal</text:p>
          </table:table-cell>
          <table:table-cell table:style-name="ce54"/>
          <table:table-cell table:style-name="ce116" table:formula="of:=+SUM([.D51:.D55])" office:value-type="float" office:value="1552605.47" calcext:value-type="float">
            <text:p>1,552,605</text:p>
          </table:table-cell>
          <table:table-cell table:style-name="ce116" table:formula="of:=+SUM([.E51:.E55])" office:value-type="float" office:value="422040.31" calcext:value-type="float">
            <text:p>422,040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94"/>
          <table:table-cell table:style-name="ce54"/>
          <table:table-cell table:style-name="ce117"/>
          <table:table-cell table:style-name="ce128"/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/>
          <table:table-cell table:style-name="ce60" office:value-type="string" calcext:value-type="string">
            <text:p>Total</text:p>
          </table:table-cell>
          <table:table-cell table:style-name="ce60"/>
          <table:table-cell table:style-name="ce108" table:formula="of:=[.D49]+[.D56]" office:value-type="float" office:value="6302298.97" calcext:value-type="float">
            <text:p>6,302,299</text:p>
          </table:table-cell>
          <table:table-cell table:style-name="ce108" table:formula="of:=[.E49]+[.E56]" office:value-type="float" office:value="4688885.61" calcext:value-type="float">
            <text:p>4,688,886</text:p>
          </table:table-cell>
          <table:table-cell table:style-name="ce29" table:number-columns-repeated="7"/>
          <table:table-cell table:number-columns-repeated="1012"/>
        </table:table-row>
        <table:table-row table:style-name="ro2">
          <table:table-cell table:style-name="ce29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9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>
          <table:table-cell table:style-name="ce66"/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9" table:number-columns-repeated="9"/>
          <table:table-cell table:style-name="ce67"/>
          <table:table-cell table:style-name="ce29"/>
          <table:table-cell table:number-columns-repeated="1012"/>
        </table:table-row>
        <table:table-row table:style-name="ro2" table:number-rows-repeated="3">
          <table:table-cell table:style-name="ce29" table:number-columns-repeated="10"/>
          <table:table-cell table:style-name="ce67"/>
          <table:table-cell table:style-name="ce29"/>
          <table:table-cell table:number-columns-repeated="1012"/>
        </table:table-row>
        <table:table-row table:style-name="ro2" table:number-rows-repeated="4">
          <table:table-cell table:style-name="ce29" table:number-columns-repeated="12"/>
          <table:table-cell table:number-columns-repeated="1012"/>
        </table:table-row>
        <table:table-row table:style-name="ro2" table:number-rows-repeated="104849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$ 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0:19:40.5287121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0:38:29.975705218</dc:date>
    <meta:editing-cycles>10</meta:editing-cycles>
    <meta:editing-duration>PT1H7M23S</meta:editing-duration>
    <meta:document-statistic meta:table-count="1" meta:cell-count="249" meta:object-count="0"/>
  </office:meta>
</office:document-meta>
</file>